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98cm" style:rel-column-width="13483*"/>
    </style:style>
    <style:style style:name="Tabla1.B" style:family="table-column">
      <style:table-column-properties style:column-width="13.503cm" style:rel-column-width="52052*"/>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3.704cm" style:rel-column-width="2100*"/>
    </style:style>
    <style:style style:name="Tabla2.B" style:family="table-column">
      <style:table-column-properties style:column-width="13.296cm" style:rel-column-width="753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704cm"/>
    </style:style>
    <style:style style:name="Tabla3.B" style:family="table-column">
      <style:table-column-properties style:column-width="13.309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3.704cm" style:rel-column-width="2100*"/>
    </style:style>
    <style:style style:name="Tabla4.B" style:family="table-column">
      <style:table-column-properties style:column-width="13.296cm" style:rel-column-width="753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3.704cm" style:rel-column-width="2100*"/>
    </style:style>
    <style:style style:name="Tabla5.B" style:family="table-column">
      <style:table-column-properties style:column-width="13.296cm" style:rel-column-width="7538*"/>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6" style:family="table">
      <style:table-properties style:width="13.102cm" table:align="margins" style:shadow="none"/>
    </style:style>
    <style:style style:name="Tabla6.A" style:family="table-column">
      <style:table-column-properties style:column-width="4.313cm" style:rel-column-width="2445*"/>
    </style:style>
    <style:style style:name="Tabla6.B" style:family="table-column">
      <style:table-column-properties style:column-width="4.577cm" style:rel-column-width="2595*"/>
    </style:style>
    <style:style style:name="Tabla6.C" style:family="table-column">
      <style:table-column-properties style:column-width="4.212cm" style:rel-column-width="2388*"/>
    </style:style>
    <style:style style:name="Tabla6.A1" style:family="table-cell">
      <style:table-cell-properties fo:background-color="transparent" fo:padding="0cm" fo:border="none">
        <style:background-image/>
      </style:table-cell-properties>
    </style:style>
    <style:style style:name="Tabla7" style:family="table">
      <style:table-properties style:width="17.013cm" fo:margin-left="0cm" table:align="left"/>
    </style:style>
    <style:style style:name="Tabla7.A" style:family="table-column">
      <style:table-column-properties style:column-width="3.704cm"/>
    </style:style>
    <style:style style:name="Tabla7.B" style:family="table-column">
      <style:table-column-properties style:column-width="13.309cm"/>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013cm" fo:margin-left="0cm" table:align="left"/>
    </style:style>
    <style:style style:name="Tabla8.A" style:family="table-column">
      <style:table-column-properties style:column-width="3.704cm"/>
    </style:style>
    <style:style style:name="Tabla8.B" style:family="table-column">
      <style:table-column-properties style:column-width="13.309cm"/>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9" style:family="table">
      <style:table-properties style:width="17.013cm" fo:margin-left="0cm" table:align="left"/>
    </style:style>
    <style:style style:name="Tabla9.A" style:family="table-column">
      <style:table-column-properties style:column-width="3.704cm"/>
    </style:style>
    <style:style style:name="Tabla9.B" style:family="table-column">
      <style:table-column-properties style:column-width="13.309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8681" officeooo:paragraph-rsid="00118681"/>
    </style:style>
    <style:style style:name="P2" style:family="paragraph" style:parent-style-name="Table_20_Contents">
      <style:text-properties officeooo:rsid="00118681" officeooo:paragraph-rsid="00118681"/>
    </style:style>
    <style:style style:name="P3" style:family="paragraph" style:parent-style-name="Table_20_Contents">
      <style:paragraph-properties fo:text-align="center" style:justify-single-word="false"/>
      <style:text-properties officeooo:rsid="00118681" officeooo:paragraph-rsid="00118681"/>
    </style:style>
    <style:style style:name="P4" style:family="paragraph" style:parent-style-name="Standard">
      <style:text-properties officeooo:rsid="00118681" officeooo:paragraph-rsid="001a122a"/>
    </style:style>
    <style:style style:name="P5" style:family="paragraph" style:parent-style-name="Standard">
      <style:text-properties officeooo:rsid="00118681" officeooo:paragraph-rsid="00118681"/>
    </style:style>
    <style:style style:name="P6" style:family="paragraph" style:parent-style-name="Standard">
      <style:text-properties officeooo:rsid="00118681" officeooo:paragraph-rsid="001fc0fc"/>
    </style:style>
    <style:style style:name="P7" style:family="paragraph" style:parent-style-name="Standard" style:list-style-name="L25">
      <style:text-properties officeooo:rsid="00207bc9" officeooo:paragraph-rsid="00207bc9"/>
    </style:style>
    <style:style style:name="P8" style:family="paragraph" style:parent-style-name="Table_20_Contents">
      <style:text-properties officeooo:rsid="0011fff9" officeooo:paragraph-rsid="0011fff9"/>
    </style:style>
    <style:style style:name="P9" style:family="paragraph" style:parent-style-name="Table_20_Contents">
      <style:paragraph-properties fo:text-align="center" style:justify-single-word="false"/>
      <style:text-properties officeooo:rsid="0011fff9" officeooo:paragraph-rsid="0011fff9"/>
    </style:style>
    <style:style style:name="P10" style:family="paragraph" style:parent-style-name="Table_20_Contents" style:list-style-name="L1">
      <style:text-properties officeooo:rsid="0011fff9" officeooo:paragraph-rsid="0011fff9"/>
    </style:style>
    <style:style style:name="P11" style:family="paragraph" style:parent-style-name="Table_20_Contents" style:list-style-name="L2">
      <style:text-properties officeooo:rsid="0011fff9" officeooo:paragraph-rsid="0011fff9"/>
    </style:style>
    <style:style style:name="P12" style:family="paragraph" style:parent-style-name="Table_20_Contents" style:list-style-name="L4">
      <style:text-properties officeooo:rsid="0011fff9" officeooo:paragraph-rsid="0011fff9"/>
    </style:style>
    <style:style style:name="P13" style:family="paragraph" style:parent-style-name="Table_20_Contents">
      <style:text-properties officeooo:rsid="00118681" officeooo:paragraph-rsid="00118681"/>
    </style:style>
    <style:style style:name="P14" style:family="paragraph" style:parent-style-name="Table_20_Contents" style:list-style-name="L5">
      <style:text-properties officeooo:rsid="00121043" officeooo:paragraph-rsid="00121043"/>
    </style:style>
    <style:style style:name="P15" style:family="paragraph" style:parent-style-name="Table_20_Contents">
      <style:text-properties officeooo:rsid="00121043" officeooo:paragraph-rsid="00121043"/>
    </style:style>
    <style:style style:name="P16" style:family="paragraph" style:parent-style-name="Table_20_Contents" style:list-style-name="L6">
      <style:text-properties officeooo:rsid="00121043" officeooo:paragraph-rsid="00121043"/>
    </style:style>
    <style:style style:name="P17" style:family="paragraph" style:parent-style-name="Table_20_Contents">
      <style:text-properties officeooo:rsid="00129243" officeooo:paragraph-rsid="00129243"/>
    </style:style>
    <style:style style:name="P18" style:family="paragraph" style:parent-style-name="Table_20_Contents" style:list-style-name="L7">
      <style:text-properties officeooo:rsid="00129243" officeooo:paragraph-rsid="00129243"/>
    </style:style>
    <style:style style:name="P19" style:family="paragraph" style:parent-style-name="Table_20_Contents">
      <style:text-properties officeooo:rsid="00129243" officeooo:paragraph-rsid="001fc0fc"/>
    </style:style>
    <style:style style:name="P20" style:family="paragraph" style:parent-style-name="Table_20_Contents" style:list-style-name="L8">
      <style:text-properties officeooo:rsid="0013aab9" officeooo:paragraph-rsid="001fc0fc"/>
    </style:style>
    <style:style style:name="P21" style:family="paragraph" style:parent-style-name="Table_20_Contents">
      <style:text-properties officeooo:rsid="0013aab9" officeooo:paragraph-rsid="001fc0fc"/>
    </style:style>
    <style:style style:name="P22" style:family="paragraph" style:parent-style-name="Table_20_Contents">
      <style:text-properties officeooo:rsid="0013f9f0" officeooo:paragraph-rsid="001fc0fc"/>
    </style:style>
    <style:style style:name="P23" style:family="paragraph" style:parent-style-name="Table_20_Contents" style:list-style-name="L18">
      <style:text-properties officeooo:rsid="00152bab" officeooo:paragraph-rsid="001fc0fc"/>
    </style:style>
    <style:style style:name="P24" style:family="paragraph" style:parent-style-name="Table_20_Contents">
      <style:text-properties officeooo:rsid="00152bab" officeooo:paragraph-rsid="001fc0fc"/>
    </style:style>
    <style:style style:name="P25" style:family="paragraph" style:parent-style-name="Table_20_Contents" style:list-style-name="L19">
      <style:text-properties officeooo:rsid="00168a42" officeooo:paragraph-rsid="001fc0fc"/>
    </style:style>
    <style:style style:name="P26" style:family="paragraph" style:parent-style-name="Table_20_Contents">
      <style:text-properties officeooo:rsid="00168a42" officeooo:paragraph-rsid="001fc0fc"/>
    </style:style>
    <style:style style:name="P27" style:family="paragraph" style:parent-style-name="Table_20_Contents" style:list-style-name="L19">
      <style:text-properties officeooo:rsid="00180576" officeooo:paragraph-rsid="001fc0fc"/>
    </style:style>
    <style:style style:name="P28" style:family="paragraph" style:parent-style-name="Table_20_Contents">
      <style:text-properties officeooo:rsid="00180576" officeooo:paragraph-rsid="001fc0fc"/>
    </style:style>
    <style:style style:name="P29" style:family="paragraph" style:parent-style-name="Table_20_Contents" style:list-style-name="L20">
      <style:text-properties officeooo:rsid="00181ed6" officeooo:paragraph-rsid="001fc0fc"/>
    </style:style>
    <style:style style:name="P30" style:family="paragraph" style:parent-style-name="Table_20_Contents" style:list-style-name="L21">
      <style:text-properties officeooo:rsid="00181ed6" officeooo:paragraph-rsid="001fc0fc"/>
    </style:style>
    <style:style style:name="P31" style:family="paragraph" style:parent-style-name="Table_20_Contents">
      <style:text-properties officeooo:rsid="00181ed6" officeooo:paragraph-rsid="001fc0fc"/>
    </style:style>
    <style:style style:name="P32" style:family="paragraph" style:parent-style-name="Table_20_Contents" style:list-style-name="L22">
      <style:text-properties officeooo:rsid="001a122a" officeooo:paragraph-rsid="001fc0fc"/>
    </style:style>
    <style:style style:name="P33" style:family="paragraph" style:parent-style-name="Table_20_Contents">
      <style:text-properties officeooo:rsid="001a122a" officeooo:paragraph-rsid="001fc0fc"/>
    </style:style>
    <style:style style:name="P34" style:family="paragraph" style:parent-style-name="Table_20_Contents" style:list-style-name="L23">
      <style:text-properties officeooo:rsid="001a24e5" officeooo:paragraph-rsid="001fc0fc"/>
    </style:style>
    <style:style style:name="P35" style:family="paragraph" style:parent-style-name="Table_20_Contents" style:list-style-name="L24">
      <style:text-properties officeooo:rsid="001a24e5" officeooo:paragraph-rsid="001fc0fc"/>
    </style:style>
    <style:style style:name="P36" style:family="paragraph" style:parent-style-name="Table_20_Contents">
      <style:text-properties officeooo:rsid="001a24e5" officeooo:paragraph-rsid="001fc0fc"/>
    </style:style>
    <style:style style:name="P37" style:family="paragraph" style:parent-style-name="Table_20_Contents" style:list-style-name="L24">
      <style:text-properties officeooo:rsid="001beed9" officeooo:paragraph-rsid="001fc0fc"/>
    </style:style>
    <style:style style:name="P38" style:family="paragraph" style:parent-style-name="Table_20_Contents">
      <style:text-properties officeooo:rsid="001beed9" officeooo:paragraph-rsid="001fc0fc"/>
    </style:style>
    <style:style style:name="P39" style:family="paragraph" style:parent-style-name="Table_20_Contents">
      <style:text-properties officeooo:rsid="001d8b77" officeooo:paragraph-rsid="001fc0fc"/>
    </style:style>
    <style:style style:name="P40" style:family="paragraph" style:parent-style-name="Table_20_Contents">
      <style:paragraph-properties fo:text-align="center" style:justify-single-word="false"/>
      <style:text-properties officeooo:rsid="001fc0fc" officeooo:paragraph-rsid="001fc0fc"/>
    </style:style>
    <style:style style:name="P41" style:family="paragraph" style:parent-style-name="Table_20_Contents">
      <style:text-properties officeooo:rsid="00207bc9" officeooo:paragraph-rsid="00207bc9"/>
    </style:style>
    <style:style style:name="P42" style:family="paragraph" style:parent-style-name="Table_20_Contents">
      <style:text-properties officeooo:rsid="00207bc9" officeooo:paragraph-rsid="002146ae"/>
    </style:style>
    <style:style style:name="P43" style:family="paragraph" style:parent-style-name="Table_20_Contents">
      <style:text-properties officeooo:rsid="002146ae" officeooo:paragraph-rsid="002146ae"/>
    </style:style>
    <style:style style:name="P44" style:family="paragraph" style:parent-style-name="Table_20_Contents">
      <style:text-properties officeooo:rsid="00239632" officeooo:paragraph-rsid="00239632"/>
    </style:style>
    <style:style style:name="P45" style:family="paragraph" style:parent-style-name="Table_20_Contents">
      <style:paragraph-properties fo:text-align="center" style:justify-single-word="false"/>
      <style:text-properties officeooo:rsid="00239632" officeooo:paragraph-rsid="00239632"/>
    </style:style>
    <style:style style:name="P46" style:family="paragraph" style:parent-style-name="Table_20_Contents">
      <style:text-properties officeooo:rsid="002515fd" officeooo:paragraph-rsid="002515fd"/>
    </style:style>
    <style:style style:name="P47" style:family="paragraph" style:parent-style-name="Table_20_Contents">
      <style:text-properties officeooo:rsid="002770ac" officeooo:paragraph-rsid="002770ac"/>
    </style:style>
    <style:style style:name="P48" style:family="paragraph" style:parent-style-name="Table_20_Contents" style:list-style-name="L26">
      <style:text-properties officeooo:rsid="002770ac" officeooo:paragraph-rsid="002770ac"/>
    </style:style>
    <style:style style:name="P49" style:family="paragraph" style:parent-style-name="Table_20_Contents">
      <style:text-properties officeooo:rsid="002956c8" officeooo:paragraph-rsid="002956c8"/>
    </style:style>
    <style:style style:name="P50" style:family="paragraph" style:parent-style-name="Table_20_Contents">
      <style:text-properties officeooo:rsid="002ae406" officeooo:paragraph-rsid="002ae406"/>
    </style:style>
    <style:style style:name="P51" style:family="paragraph" style:parent-style-name="Table_20_Contents" style:list-style-name="L27">
      <style:text-properties officeooo:rsid="002ae406" officeooo:paragraph-rsid="002ae406"/>
    </style:style>
    <style:style style:name="P52" style:family="paragraph" style:parent-style-name="Table_20_Contents">
      <style:text-properties officeooo:rsid="002bfa1e" officeooo:paragraph-rsid="002bfa1e"/>
    </style:style>
    <style:style style:name="P53" style:family="paragraph" style:parent-style-name="Table_20_Contents">
      <style:text-properties officeooo:rsid="002df708" officeooo:paragraph-rsid="002df708"/>
    </style:style>
    <style:style style:name="P54" style:family="paragraph" style:parent-style-name="Table_20_Contents">
      <style:text-properties officeooo:rsid="002e2039" officeooo:paragraph-rsid="002e2039"/>
    </style:style>
    <style:style style:name="P55" style:family="paragraph" style:parent-style-name="Table_20_Contents">
      <style:text-properties officeooo:rsid="00301d4a" officeooo:paragraph-rsid="00301d4a"/>
    </style:style>
    <style:style style:name="P56" style:family="paragraph" style:parent-style-name="Table_20_Contents" style:list-style-name="L29">
      <style:text-properties officeooo:rsid="00301d4a" officeooo:paragraph-rsid="00301d4a"/>
    </style:style>
    <style:style style:name="P57" style:family="paragraph" style:parent-style-name="Table_20_Contents">
      <style:text-properties officeooo:rsid="0031b2f3" officeooo:paragraph-rsid="0031b2f3"/>
    </style:style>
    <style:style style:name="P58" style:family="paragraph" style:parent-style-name="Table_20_Contents">
      <style:paragraph-properties fo:text-align="center" style:justify-single-word="false"/>
      <style:text-properties officeooo:rsid="0031b2f3" officeooo:paragraph-rsid="0031b2f3"/>
    </style:style>
    <style:style style:name="P59" style:family="paragraph" style:parent-style-name="Table_20_Contents">
      <style:text-properties officeooo:rsid="003308ab" officeooo:paragraph-rsid="003308ab"/>
    </style:style>
    <style:style style:name="P60" style:family="paragraph" style:parent-style-name="Table_20_Contents">
      <style:text-properties officeooo:rsid="003478b7" officeooo:paragraph-rsid="003478b7"/>
    </style:style>
    <style:style style:name="P61" style:family="paragraph" style:parent-style-name="Table_20_Contents">
      <style:text-properties officeooo:rsid="00366c3a" officeooo:paragraph-rsid="00366c3a"/>
    </style:style>
    <style:style style:name="P62" style:family="paragraph" style:parent-style-name="Table_20_Contents">
      <style:text-properties officeooo:rsid="0036da6c" officeooo:paragraph-rsid="0036da6c"/>
    </style:style>
    <style:style style:name="P63" style:family="paragraph" style:parent-style-name="Table_20_Contents">
      <style:paragraph-properties fo:text-align="center" style:justify-single-word="false"/>
      <style:text-properties officeooo:rsid="0036da6c" officeooo:paragraph-rsid="0036da6c"/>
    </style:style>
    <style:style style:name="P64" style:family="paragraph" style:parent-style-name="Table_20_Contents">
      <style:text-properties officeooo:rsid="00378643" officeooo:paragraph-rsid="00378643"/>
    </style:style>
    <style:style style:name="P65" style:family="paragraph" style:parent-style-name="Table_20_Contents">
      <style:text-properties officeooo:rsid="00378643" officeooo:paragraph-rsid="0038b2c2"/>
    </style:style>
    <style:style style:name="P66" style:family="paragraph" style:parent-style-name="Table_20_Contents">
      <style:text-properties officeooo:rsid="0038b2c2" officeooo:paragraph-rsid="0038b2c2"/>
    </style:style>
    <style:style style:name="P67" style:family="paragraph" style:parent-style-name="Table_20_Contents">
      <style:text-properties officeooo:rsid="003a3e5f" officeooo:paragraph-rsid="003a3e5f"/>
    </style:style>
    <style:style style:name="P68" style:family="paragraph" style:parent-style-name="Table_20_Contents">
      <style:paragraph-properties fo:text-align="center" style:justify-single-word="false"/>
      <style:text-properties officeooo:rsid="003c0e21" officeooo:paragraph-rsid="003c0e21"/>
    </style:style>
    <style:style style:name="P69" style:family="paragraph" style:parent-style-name="Table_20_Contents">
      <style:text-properties officeooo:rsid="003cd8fa" officeooo:paragraph-rsid="003cd8fa"/>
    </style:style>
    <style:style style:name="P70" style:family="paragraph" style:parent-style-name="Table_20_Contents" style:list-style-name="L30">
      <style:text-properties officeooo:rsid="003cd8fa" officeooo:paragraph-rsid="003cd8fa"/>
    </style:style>
    <style:style style:name="P71" style:family="paragraph" style:parent-style-name="Table_20_Contents">
      <style:text-properties officeooo:rsid="003d721c" officeooo:paragraph-rsid="003d721c"/>
    </style:style>
    <style:style style:name="T1" style:family="text">
      <style:text-properties officeooo:rsid="0011fff9"/>
    </style:style>
    <style:style style:name="T2" style:family="text">
      <style:text-properties officeooo:rsid="00152bab"/>
    </style:style>
    <style:style style:name="T3" style:family="text">
      <style:text-properties officeooo:rsid="001d8b77"/>
    </style:style>
    <style:style style:name="T4" style:family="text">
      <style:text-properties officeooo:rsid="001f896f"/>
    </style:style>
    <style:style style:name="T5" style:family="text">
      <style:text-properties officeooo:rsid="002583b6"/>
    </style:style>
    <style:style style:name="T6" style:family="text">
      <style:text-properties officeooo:rsid="002956c8"/>
    </style:style>
    <style:style style:name="T7" style:family="text">
      <style:text-properties officeooo:rsid="002df708"/>
    </style:style>
    <style:style style:name="T8" style:family="text">
      <style:text-properties officeooo:rsid="0038b2c2"/>
    </style:style>
    <style:style style:name="T9" style:family="text">
      <style:text-properties officeooo:rsid="003a3e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cm" fo:text-indent="-0.06cm" fo:margin-lef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 APUNTES CSS</text:p>
      <text:p text:style-name="P1"/>
      <text:p text:style-name="P1"/>
      <table:table table:name="Tabla1" table:style-name="Tabla1">
        <table:table-column table:style-name="Tabla1.A"/>
        <table:table-column table:style-name="Tabla1.B"/>
        <table:table-row>
          <table:table-cell table:style-name="Tabla1.A1" table:number-columns-spanned="2" office:value-type="string">
            <text:p text:style-name="P3"><text:span text:style-name="T1">PSEUDO-</text:span>SELECTORES</text:p>
          </table:table-cell>
          <table:covered-table-cell/>
        </table:table-row>
        <table:table-row>
          <table:table-cell table:style-name="Tabla1.A2" office:value-type="string">
            <text:p text:style-name="P2">:nth-child()</text:p>
          </table:table-cell>
          <table:table-cell table:style-name="Tabla1.B2" office:value-type="string">
            <text:p text:style-name="P2">Selecciona al hijo dentro de los selectores anteriores a este, además entre paréntesis asignamos el número de elementos hijo al que queremos afectar</text:p>
          </table:table-cell>
        </table:table-row>
        <table:table-row>
          <table:table-cell table:style-name="Tabla1.B2" table:number-columns-spanned="2" office:value-type="string">
            <text:p text:style-name="P2">UL LI:nth-child(2) {</text:p>
            <text:p text:style-name="P2"><text:s text:c="2"/></text:p>
            <text:p text:style-name="P2">}</text:p>
            <text:p text:style-name="P2">/*Este código afectará a un elemento hijo de &lt;LI&gt; a su vez dentro de &lt;UL&gt; que se encuentre en segunda posición, es decir, a la segunda etiqueta dentro de dicho &lt;LI&gt; sea cual sea*/</text:p>
          </table:table-cell>
          <table:covered-table-cell/>
        </table:table-row>
        <table:table-row>
          <table:table-cell table:style-name="Tabla1.A2" office:value-type="string">
            <text:p text:style-name="P2">:first-child</text:p>
          </table:table-cell>
          <table:table-cell table:style-name="Tabla1.B2" office:value-type="string">
            <text:p text:style-name="P2">Selector para el primer elemento anidado en otro</text:p>
          </table:table-cell>
        </table:table-row>
        <table:table-row>
          <table:table-cell table:style-name="Tabla1.A2" office:value-type="string">
            <text:p text:style-name="P2">:nth-last-child()</text:p>
          </table:table-cell>
          <table:table-cell table:style-name="Tabla1.B2" office:value-type="string">
            <text:p text:style-name="P2">Funciona como “nth-child()” pero contando desde el último elemento por lo que si entre paréntesis tenemos un “1” sería el último elemento</text:p>
          </table:table-cell>
        </table:table-row>
        <table:table-row>
          <table:table-cell table:style-name="Tabla1.A2" office:value-type="string">
            <text:p text:style-name="P2">:not()</text:p>
          </table:table-cell>
          <table:table-cell table:style-name="Tabla1.B2" office:value-type="string">
            <text:p text:style-name="P2">Excluye una sección o elemento y aplica estilos al resto.</text:p>
          </table:table-cell>
        </table:table-row>
        <table:table-row>
          <table:table-cell table:style-name="Tabla1.B2" table:number-columns-spanned="2" office:value-type="string">
            <text:p text:style-name="P2">HEADER:not(#cabecera) {</text:p>
            <text:p text:style-name="P2"/>
            <text:p text:style-name="P2">}</text:p>
            <text:p text:style-name="P2">/* Con esto modificaremos todos los elementos dentro de &lt;HEADER&gt; excepto id=”cabecera” */</text:p>
          </table:table-cell>
          <table:covered-table-cell/>
        </table:table-row>
        <table:table-row>
          <table:table-cell table:style-name="Tabla1.A2" office:value-type="string">
            <text:p text:style-name="P2">:link</text:p>
          </table:table-cell>
          <table:table-cell table:style-name="Tabla1.B2" office:value-type="string">
            <text:p text:style-name="P8">Modifica el aspecto de un enlace cuando la página no está visitada</text:p>
          </table:table-cell>
        </table:table-row>
        <table:table-row>
          <table:table-cell table:style-name="Tabla1.A2" office:value-type="string">
            <text:p text:style-name="P2">:<text:span text:style-name="T1">visited</text:span></text:p>
          </table:table-cell>
          <table:table-cell table:style-name="Tabla1.B2" office:value-type="string">
            <text:p text:style-name="P8">Hace referencia al aspecto de un enlace que ya ha sido visitado</text:p>
          </table:table-cell>
        </table:table-row>
        <table:table-row>
          <table:table-cell table:style-name="Tabla1.A2" office:value-type="string">
            <text:p text:style-name="P2">:<text:span text:style-name="T1">hover</text:span></text:p>
          </table:table-cell>
          <table:table-cell table:style-name="Tabla1.B2" office:value-type="string">
            <text:p text:style-name="P8">Referente a un elemento justo al momento de pasar el ratón por encima</text:p>
          </table:table-cell>
        </table:table-row>
        <table:table-row>
          <table:table-cell table:style-name="Tabla1.A2" office:value-type="string">
            <text:p text:style-name="P2">:<text:span text:style-name="T1">active</text:span></text:p>
          </table:table-cell>
          <table:table-cell table:style-name="Tabla1.B2" office:value-type="string">
            <text:p text:style-name="P8">Es justo en el momento de hacer click a un enlace</text:p>
          </table:table-cell>
        </table:table-row>
        <table:table-row>
          <table:table-cell table:style-name="Tabla1.A2" office:value-type="string">
            <text:p text:style-name="P2">:<text:span text:style-name="T1">nth-of-type()</text:span></text:p>
          </table:table-cell>
          <table:table-cell table:style-name="Tabla1.B2" office:value-type="string">
            <text:p text:style-name="P8">Forma de seleccionar elementos hijos según sea pares (odd) o impares (even)</text:p>
          </table:table-cell>
        </table:table-row>
        <table:table-row>
          <table:table-cell table:style-name="Tabla1.B2" table:number-columns-spanned="2" office:value-type="string">
            <text:p text:style-name="P8">ARTICLE P:nth-of-type(odd) {</text:p>
            <text:p text:style-name="P8"><text:s text:c="2"/>background-color:red</text:p>
            <text:p text:style-name="P8">}</text:p>
            <text:p text:style-name="P8">/*Esto haría que todos los párrafos &lt;P&gt; pares dentro de &lt;ARTICLE&gt; les cambie el fondo a rojo */</text:p>
          </table:table-cell>
          <table:covered-table-cell/>
        </table:table-row>
        <table:table-row>
          <table:table-cell table:style-name="Tabla1.A2" office:value-type="string">
            <text:p text:style-name="P2">:<text:span text:style-name="T1">first-line</text:span></text:p>
          </table:table-cell>
          <table:table-cell table:style-name="Tabla1.B2" office:value-type="string">
            <text:p text:style-name="P8">Solo afecta a los estilos de la primera línea de texto</text:p>
          </table:table-cell>
        </table:table-row>
        <table:table-row>
          <table:table-cell table:style-name="Tabla1.A2" office:value-type="string">
            <text:p text:style-name="P2">:<text:span text:style-name="T1">first-letter</text:span></text:p>
          </table:table-cell>
          <table:table-cell table:style-name="Tabla1.B2" office:value-type="string">
            <text:p text:style-name="P8">Para crear una letra capital (Primera letra de cada párrafo)</text:p>
          </table:table-cell>
        </table:table-row>
        <table:table-row>
          <table:table-cell table:style-name="Tabla1.A2" office:value-type="string">
            <text:p text:style-name="P2"/>
          </table:table-cell>
          <table:table-cell table:style-name="Tabla1.B2" office:value-type="string">
            <text:p text:style-name="P8"/>
          </table:table-cell>
        </table:table-row>
      </table:table>
      <text:p text:style-name="P1"/>
      <text:p text:style-name="P1"/>
      <text:p text:style-name="P1"/>
      <table:table table:name="Tabla2" table:style-name="Tabla2">
        <table:table-column table:style-name="Tabla2.A"/>
        <table:table-column table:style-name="Tabla2.B"/>
        <table:table-row>
          <table:table-cell table:style-name="Tabla2.A1" table:number-columns-spanned="2" office:value-type="string">
            <text:p text:style-name="P9">PROPIEDADES</text:p>
          </table:table-cell>
          <table:covered-table-cell/>
        </table:table-row>
        <table:table-row>
          <table:table-cell table:style-name="Tabla2.A2" office:value-type="string">
            <text:p text:style-name="P8">background-color</text:p>
          </table:table-cell>
          <table:table-cell table:style-name="Tabla2.B2" office:value-type="string">
            <text:p text:style-name="P8">Cambia el color de fondo, se puede insertar color con transparencia utilizando rgba de la siguiente forma:</text:p>
          </table:table-cell>
        </table:table-row>
        <table:table-row>
          <table:table-cell table:style-name="Tabla2.B2" table:number-columns-spanned="2" office:value-type="string">
            <text:p text:style-name="P8">HEADER {</text:p>
            <text:p text:style-name="P8"><text:s text:c="2"/>background-color: rgba(155,155,155,0'3);</text:p>
            <text:p text:style-name="P8">}</text:p>
            <text:p text:style-name="P8">/*El último valor indica la opacidad que tendrá siendo “1” el máximo y totalmente visible*/</text:p>
          </table:table-cell>
          <table:covered-table-cell/>
        </table:table-row>
        <table:table-row>
          <table:table-cell table:style-name="Tabla2.A2" office:value-type="string">
            <text:p text:style-name="P8">background-image</text:p>
          </table:table-cell>
          <table:table-cell table:style-name="Tabla2.B2" office:value-type="string">
            <text:p text:style-name="P8">Establece una imagen de fondo: background-image: url(“imagen.jpg”);</text:p>
          </table:table-cell>
        </table:table-row>
        <table:table-row>
          <table:table-cell table:style-name="Tabla2.A2" office:value-type="string">
            <text:p text:style-name="P8">background-repeat</text:p>
          </table:table-cell>
          <table:table-cell table:style-name="Tabla2.B2" office:value-type="string">
            <text:p text:style-name="P8">Establece si será o no repetida la imagen y de que forma lo hará:</text:p>
            <text:list xml:id="list4650326535733612328" text:style-name="L1">
              <text:list-item>
                <text:p text:style-name="P10">no-repeat → No será repetida la imagen</text:p>
              </text:list-item>
              <text:list-item>
                <text:p text:style-name="P10"><text:soft-page-break/>repeat → Será repetida la imagen en todas direcciones</text:p>
              </text:list-item>
              <text:list-item>
                <text:p text:style-name="P10">repeat-y → Solo se repetirá la imagen en el eje “Y”</text:p>
              </text:list-item>
              <text:list-item>
                <text:p text:style-name="P10">repeat-x → Solo se repetirá la imagen en el eje “X”</text:p>
              </text:list-item>
            </text:list>
          </table:table-cell>
        </table:table-row>
        <table:table-row>
          <table:table-cell table:style-name="Tabla2.A2" office:value-type="string">
            <text:p text:style-name="P8">background-size</text:p>
          </table:table-cell>
          <table:table-cell table:style-name="Tabla2.B2" office:value-type="string">
            <text:p text:style-name="P8">Declara el tamaño de la imagen en píxeles o porcentaje, también tenemos:</text:p>
            <text:list xml:id="list7768335224342547412" text:style-name="L2">
              <text:list-item>
                <text:p text:style-name="P11">cover → Cubre todo el elemento</text:p>
              </text:list-item>
              <text:list-item>
                <text:p text:style-name="P11">contain → Encaja toda la imagen dentro del elemento</text:p>
              </text:list-item>
            </text:list>
          </table:table-cell>
        </table:table-row>
        <table:table-row>
          <table:table-cell table:style-name="Tabla2.A2" office:value-type="string">
            <text:p text:style-name="P8">background-position</text:p>
          </table:table-cell>
          <table:table-cell table:style-name="Tabla2.B2" office:value-type="string">
            <text:p text:style-name="P8">Establece la posición de inicio de la página con dos valores los cuales representan al eje “X” y al eje “Y” respectivamente y siempre a partir de la parte superior izquierda del contenedor</text:p>
          </table:table-cell>
        </table:table-row>
        <table:table-row>
          <table:table-cell table:style-name="Tabla2.A2" office:value-type="string">
            <text:p text:style-name="P8">width</text:p>
          </table:table-cell>
          <table:table-cell table:style-name="Tabla2.B2" office:value-type="string">
            <text:p text:style-name="P8">Asigna el ancho del elemento. Puede expresarse en pixeles o porcentaje</text:p>
          </table:table-cell>
        </table:table-row>
        <table:table-row>
          <table:table-cell table:style-name="Tabla2.A2" office:value-type="string">
            <text:p text:style-name="P8">height</text:p>
          </table:table-cell>
          <table:table-cell table:style-name="Tabla2.B2" office:value-type="string">
            <text:p text:style-name="P8">Asigna la altura del elemento. Puede expresarse en pixeles o porcentaje</text:p>
          </table:table-cell>
        </table:table-row>
        <table:table-row>
          <table:table-cell table:style-name="Tabla2.A2" office:value-type="string">
            <text:p text:style-name="P8">margin</text:p>
          </table:table-cell>
          <table:table-cell table:style-name="Tabla2.B2" office:value-type="string">
            <text:p text:style-name="P8">Establece la distancia o margen entre elementos por todos lados igual, también es posible especificar cada margen individual de tres formas:</text:p>
            <text:list xml:id="list798666338207873643" text:style-name="L4">
              <text:list-item>
                <text:p text:style-name="P12">Asignando los 4 valores dentro de margin (arriba, derecha, abajo, izquierda. Sería el orden): margin: 5px 2px 1px 19px;</text:p>
              </text:list-item>
              <text:list-item>
                <text:p text:style-name="P12">Asignando arriba y abajo a la vez, también derecha e izquierda a la vez: margin: 10px 15px;</text:p>
              </text:list-item>
              <text:list-item>
                <text:p text:style-name="P12">Asignando cada elemento individual:</text:p>
                <text:list>
                  <text:list-item>
                    <text:p text:style-name="P12">margin-top: 5px; /*Asigna el margen superior*/</text:p>
                  </text:list-item>
                  <text:list-item>
                    <text:p text:style-name="P12">margin-right: 5px; /*Asigna el margen derecho*/</text:p>
                  </text:list-item>
                  <text:list-item>
                    <text:p text:style-name="P12">margin-bottom: 5px; /*Asigna el margen abajo*/</text:p>
                  </text:list-item>
                  <text:list-item>
                    <text:p text:style-name="P12">margin-left: 5px; /*Asigna el margen izquierdo*/</text:p>
                  </text:list-item>
                </text:list>
              </text:list-item>
            </text:list>
          </table:table-cell>
        </table:table-row>
        <table:table-row>
          <table:table-cell table:style-name="Tabla2.A2" office:value-type="string">
            <text:p text:style-name="P8">padding</text:p>
          </table:table-cell>
          <table:table-cell table:style-name="Tabla2.B2" office:value-type="string">
            <text:p text:style-name="P8">Establece el margen interno del contenedor respecto al contenido. También se puede asignar de las tres formas al igual que “margin”</text:p>
          </table:table-cell>
        </table:table-row>
        <table:table-row>
          <table:table-cell table:style-name="Tabla2.A2" office:value-type="string">
            <text:p text:style-name="P8">float</text:p>
          </table:table-cell>
          <table:table-cell table:style-name="Tabla2.B2" office:value-type="string">
            <text:p text:style-name="P8">Para los elementos con “position:relative;” hace que varios bloques se alinean entre ellos uno junto al otro (en vez de colocarse debajo) mientras exista espacio para ello (No esté limitado por el contenedor padre).</text:p>
            <text:list xml:id="list3321460472832721130" text:style-name="L5">
              <text:list-item>
                <text:p text:style-name="P14">inherit → Esta propiedad se hereda del elemento padre (si la tuviese)</text:p>
              </text:list-item>
              <text:list-item>
                <text:p text:style-name="P14">left → Flota a la izquierda del contenedor padre</text:p>
              </text:list-item>
              <text:list-item>
                <text:p text:style-name="P14">right → Flota a la derecha del contenedor padre</text:p>
              </text:list-item>
              <text:list-item>
                <text:p text:style-name="P14">none → No utilizar</text:p>
              </text:list-item>
            </text:list>
          </table:table-cell>
        </table:table-row>
        <table:table-row>
          <table:table-cell table:style-name="Tabla2.A2" office:value-type="string">
            <text:p text:style-name="P15">display</text:p>
          </table:table-cell>
          <table:table-cell table:style-name="Tabla2.B2" office:value-type="string">
            <text:p text:style-name="P15">Forma en que será mostrado un elemento o una caja, sus valores son:</text:p>
            <text:list xml:id="list5554655486896733161" text:style-name="L6">
              <text:list-item>
                <text:p text:style-name="P16">block → Obliga a ser elemento de bloque</text:p>
              </text:list-item>
              <text:list-item>
                <text:p text:style-name="P16">inline → Elemento de línea uno junto al otro</text:p>
              </text:list-item>
              <text:list-item>
                <text:p text:style-name="P16">inline-block → Elemento de bloque en linea, un bloque junto a otro</text:p>
              </text:list-item>
              <text:list-item>
                <text:p text:style-name="P16">none → Elimina el bloque y no ocupa su espacio siquiera (no existe)</text:p>
              </text:list-item>
              <text:list-item>
                <text:p text:style-name="P16">hidden → Oculta el elemento pero reserva el espacio que este ocupa</text:p>
              </text:list-item>
            </text:list>
          </table:table-cell>
        </table:table-row>
        <table:table-row>
          <table:table-cell table:style-name="Tabla2.A2" office:value-type="string">
            <text:p text:style-name="P17">overflow</text:p>
          </table:table-cell>
          <table:table-cell table:style-name="Tabla2.B2" office:value-type="string">
            <text:p text:style-name="P17">Define como será tratado el contenido si no cabe en la caja. Opciones:</text:p>
            <text:list xml:id="list7158817660256294602" text:style-name="L7">
              <text:list-item>
                <text:p text:style-name="P18">hidden → Oculta lo que sobresalga de la caja</text:p>
              </text:list-item>
              <text:list-item>
                <text:p text:style-name="P18">visible → Se verá normal pero la caja puede adaptarse al contenido</text:p>
              </text:list-item>
              <text:list-item>
                <text:p text:style-name="P18">scroll → Aparecerá una barra para movernos por el contenido</text:p>
              </text:list-item>
              <text:list-item>
                <text:p text:style-name="P18">inherit → Heredado del elemento padre</text:p>
              </text:list-item>
              <text:list-item>
                <text:p text:style-name="P18">initial → Este es el valor por defecto</text:p>
              </text:list-item>
              <text:list-item>
                <text:p text:style-name="P18">auto → Si el contenido cabe se verá normal, si excede aparece 1barra</text:p>
              </text:list-item>
            </text:list>
          </table:table-cell>
        </table:table-row>
        <table:table-row>
          <table:table-cell table:style-name="Tabla2.A2" office:value-type="string">
            <text:p text:style-name="P47">box-shadow</text:p>
          </table:table-cell>
          <table:table-cell table:style-name="Tabla2.B2" office:value-type="string">
            <text:p text:style-name="P47">Añade sombra a una caja. Se define eje “X” eje “Y” desenfoque y color</text:p>
          </table:table-cell>
        </table:table-row>
        <text:soft-page-break/>
        <table:table-row>
          <table:table-cell table:style-name="Tabla2.A2" office:value-type="string">
            <text:p text:style-name="P50">border</text:p>
          </table:table-cell>
          <table:table-cell table:style-name="Tabla2.B2" office:value-type="string">
            <text:p text:style-name="P50">Establece las propiedades para asignar borde a un elemento. Se define con “tamaño” “estilo” y “color”</text:p>
            <text:p text:style-name="P50">border: 10px solid black;</text:p>
            <text:p text:style-name="P50">Para el tipo de borde tenemos las siguientes opciones:</text:p>
            <table:table table:name="Tabla6" table:style-name="Tabla6">
              <table:table-column table:style-name="Tabla6.A"/>
              <table:table-column table:style-name="Tabla6.B"/>
              <table:table-column table:style-name="Tabla6.C"/>
              <table:table-row>
                <table:table-cell table:style-name="Tabla6.A1" office:value-type="string">
                  <text:list xml:id="list5891453198690647359" text:style-name="L27">
                    <text:list-item>
                      <text:p text:style-name="P51">none</text:p>
                    </text:list-item>
                    <text:list-item>
                      <text:p text:style-name="P51">hidden → Oculto</text:p>
                    </text:list-item>
                    <text:list-item>
                      <text:p text:style-name="P51">dotted → Puntos</text:p>
                    </text:list-item>
                  </text:list>
                </table:table-cell>
                <table:table-cell table:style-name="Tabla6.A1" office:value-type="string">
                  <text:list xml:id="list204542336264654" text:continue-numbering="true" text:style-name="L27">
                    <text:list-item>
                      <text:p text:style-name="P51">solid → Normal</text:p>
                    </text:list-item>
                    <text:list-item>
                      <text:p text:style-name="P51">double → Doble</text:p>
                    </text:list-item>
                    <text:list-item>
                      <text:p text:style-name="P51">groove → Hundido</text:p>
                    </text:list-item>
                  </text:list>
                </table:table-cell>
                <table:table-cell table:style-name="Tabla6.A1" office:value-type="string">
                  <text:list xml:id="list204543592045232" text:continue-numbering="true" text:style-name="L27">
                    <text:list-item>
                      <text:p text:style-name="P51">inset → Hundido</text:p>
                    </text:list-item>
                    <text:list-item>
                      <text:p text:style-name="P51">outset → Saliente</text:p>
                    </text:list-item>
                    <text:list-item>
                      <text:p text:style-name="P51">dashed → líneas</text:p>
                    </text:list-item>
                    <text:list-item>
                      <text:p text:style-name="P51">ridge → Saliente</text:p>
                    </text:list-item>
                  </text:list>
                </table:table-cell>
              </table:table-row>
            </table:table>
            <text:p text:style-name="P50"/>
          </table:table-cell>
        </table:table-row>
        <table:table-row>
          <table:table-cell table:style-name="Tabla2.A2" office:value-type="string">
            <text:p text:style-name="P47">image-border</text:p>
          </table:table-cell>
          <table:table-cell table:style-name="Tabla2.B2" office:value-type="string">
            <text:p text:style-name="P47">Utiliza una imagen como marco para un elemento. Para ello tenemos que asignar primero un borde con “border”</text:p>
            <text:p text:style-name="P47">La utilización de este elemento consiste en declarar ubicación de la imagen (URL()), el tamaño exterior que sobresaldrá de la caja (en porcentaje por ejemplo) y el modo de repetir la imagen:</text:p>
            <text:list xml:id="list3824640623130701189" text:style-name="L26">
              <text:list-item>
                <text:p text:style-name="P48">round → Se repite para rodear el elemento</text:p>
              </text:list-item>
              <text:list-item>
                <text:p text:style-name="P48">strech → Repite la imagen ajustada para que se vea completamente</text:p>
              </text:list-item>
              <text:list-item>
                <text:p text:style-name="P48">repeat → Parecido a “round”</text:p>
              </text:list-item>
            </text:list>
            <text:p text:style-name="P47">#cajageneral {</text:p>
            <text:p text:style-name="P47"><text:s text:c="2"/>border: 20px solid;</text:p>
            <text:p text:style-name="P47"><text:s text:c="2"/>border-image: url(<text:span text:style-name="T6">imagen.jpg) 5% round;</text:span></text:p>
            <text:p text:style-name="P49">}</text:p>
          </table:table-cell>
        </table:table-row>
        <table:table-row>
          <table:table-cell table:style-name="Tabla2.A2" office:value-type="string">
            <text:p text:style-name="P52">border-radius</text:p>
          </table:table-cell>
          <table:table-cell table:style-name="Tabla2.B2" office:value-type="string">
            <text:p text:style-name="P52">Reemplaza las esquinas de un elemento por curvas al redondear las esquinas</text:p>
            <text:p text:style-name="P52">border-radius: 18px;</text:p>
            <text:p text:style-name="P52"/>
            <text:p text:style-name="P52">También es posible asignar el valor a cada esquina independiente:</text:p>
            <text:p text:style-name="P52">border-radius: <text:span text:style-name="T7">18px 0 4px 21px;</text:span></text:p>
          </table:table-cell>
        </table:table-row>
        <table:table-row>
          <table:table-cell table:style-name="Tabla2.A2" office:value-type="string">
            <text:p text:style-name="P53">background-color</text:p>
          </table:table-cell>
          <table:table-cell table:style-name="Tabla2.B2" office:value-type="string">
            <text:p text:style-name="P53">Añade un color de fondo</text:p>
            <text:p text:style-name="P53">background-color: red;</text:p>
          </table:table-cell>
        </table:table-row>
        <table:table-row>
          <table:table-cell table:style-name="Tabla2.A2" office:value-type="string">
            <text:p text:style-name="P53">background:linear-gradient()</text:p>
          </table:table-cell>
          <table:table-cell table:style-name="Tabla2.B2" office:value-type="string">
            <text:p text:style-name="P53">Crea un degradado para el fondo. Requiere prefijos navegadores “-webkit” “-moz” “-ms”</text:p>
            <text:p text:style-name="P53">background:-webkit-linear-gradient(top, #99CC00, #99CC99);</text:p>
            <text:p text:style-name="P53"/>
            <text:p text:style-name="P53">El valor “top” indica que comienza el degradado desde arriba. Los colores asignados indican el color de inicio y el de final respectivamente. Se pueden añadir más colores y puntos de paradas indicando un porcentaje detrás de cada color:</text:p>
            <text:p text:style-name="P53">background:-moz-linear-gradient(bottom right, #99CC00 5%, #FFFF00 12%, #00FFFF 30%);</text:p>
            <text:p text:style-name="P53"/>
            <text:p text:style-name="P53">El comienzo del degradado puede ser “top” “right” “bottom” “left” incluso una combinación con dos de estos valores.</text:p>
            <text:p text:style-name="P53"/>
            <text:p text:style-name="P53">Para repetir el gradiente metemos la palabra “repeating” antes de “linear-gradient”</text:p>
            <text:p text:style-name="P53">background: -webkit-repeating-linear-gradient(left bottom, #99CC00, #99CC99)</text:p>
            <text:p text:style-name="P53"/>
            <text:p text:style-name="P53">También es posible un degradado “radial” reemplazando la palabra “linear” por esta.</text:p>
          </table:table-cell>
        </table:table-row>
        <table:table-row>
          <table:table-cell table:style-name="Tabla2.A2" office:value-type="string">
            <text:p text:style-name="P54">background-<text:soft-page-break/>attachment</text:p>
          </table:table-cell>
          <table:table-cell table:style-name="Tabla2.B2" office:value-type="string">
            <text:p text:style-name="P54">Hace que la imagen de fondo no se mueva cuando se realiza un scroll. Sus <text:soft-page-break/>posibilidades son “scroll” “fixed” “inherit”</text:p>
          </table:table-cell>
        </table:table-row>
        <table:table-row>
          <table:table-cell table:style-name="Tabla2.A2" office:value-type="string">
            <text:p text:style-name="P55">box-reflect</text:p>
          </table:table-cell>
          <table:table-cell table:style-name="Tabla2.B2" office:value-type="string">
            <text:p text:style-name="P55">Refleja una caja. La opción “below” refleja hacia abajo la propiedad “above” refleja hacia arriba, “l</text:p>
            <text:list xml:id="list8717960826162271201" text:style-name="L29">
              <text:list-item>
                <text:p text:style-name="P56">below → Refleja hacia abajo</text:p>
              </text:list-item>
              <text:list-item>
                <text:p text:style-name="P56">above → Refleja hacia arriba</text:p>
              </text:list-item>
              <text:list-item>
                <text:p text:style-name="P56">left → Refleja hacia la izquierda</text:p>
              </text:list-item>
              <text:list-item>
                <text:p text:style-name="P56">right → Refleja hacia la derecha</text:p>
              </text:list-item>
            </text:list>
            <text:p text:style-name="P55">-webkit-box-reflect:below;</text:p>
            <text:p text:style-name="P55"/>
            <text:p text:style-name="P55">Para mejorar el efecto se puede añadir un degradado con parada:</text:p>
            <text:p text:style-name="P55">-webkit-gradient(linear, right center, left center, from(white, to (transparent), color-stop(75%, transparent));</text:p>
            <text:p text:style-name="P55"/>
            <text:p text:style-name="P55">Estasa propiedades se han de especificar para todos los navegadores mediante sus prefijos: webkit, moz, ms, o</text:p>
          </table:table-cell>
        </table:table-row>
        <table:table-row>
          <table:table-cell table:style-name="Tabla2.A2" office:value-type="string">
            <text:p text:style-name="P54"/>
          </table:table-cell>
          <table:table-cell table:style-name="Tabla2.B2" office:value-type="string">
            <text:p text:style-name="P54"/>
          </table:table-cell>
        </table:table-row>
      </table:table>
      <text:p text:style-name="P1"/>
      <text:p text:style-name="P1"/>
      <text:p text:style-name="P6"/>
      <table:table table:name="Tabla4" table:style-name="Tabla4">
        <table:table-column table:style-name="Tabla4.A"/>
        <table:table-column table:style-name="Tabla4.B"/>
        <table:table-row>
          <table:table-cell table:style-name="Tabla4.A1" table:number-columns-spanned="2" office:value-type="string">
            <text:p text:style-name="P40">PROPIEDADES DE FUENTE Y TEXTO</text:p>
          </table:table-cell>
          <table:covered-table-cell/>
        </table:table-row>
        <table:table-row>
          <table:table-cell table:style-name="Tabla4.A2" office:value-type="string">
            <text:p text:style-name="P19">font-family</text:p>
          </table:table-cell>
          <table:table-cell table:style-name="Tabla4.B2" office:value-type="string">
            <text:p text:style-name="P19">Define la fuente o tipografía que usará, separada por comas cada una de ellas. Es conveniente usar tipografía estándar en el último orden por si las anteriores no pudieran cargarse, es ideal asignar varias separadas por comas.</text:p>
          </table:table-cell>
        </table:table-row>
        <table:table-row>
          <table:table-cell table:style-name="Tabla4.A2" office:value-type="string">
            <text:p text:style-name="P38">font-size</text:p>
          </table:table-cell>
          <table:table-cell table:style-name="Tabla4.B2" office:value-type="string">
            <text:p text:style-name="P38">Define el tamaño del texto. Se puede expresar en puntos, pixeles, em, %….</text:p>
          </table:table-cell>
        </table:table-row>
        <table:table-row>
          <table:table-cell table:style-name="Tabla4.A2" office:value-type="string">
            <text:p text:style-name="P21">font-weight</text:p>
          </table:table-cell>
          <table:table-cell table:style-name="Tabla4.B2" office:value-type="string">
            <text:p text:style-name="P22">Establece la anch<text:span text:style-name="T2">u</text:span>ra de la letra</text:p>
            <text:list xml:id="list5282377572998624910" text:style-name="L18">
              <text:list-item>
                <text:p text:style-name="P23">normal</text:p>
              </text:list-item>
              <text:list-item>
                <text:p text:style-name="P23">bold → Equivale a negrita (valor numérico 700)</text:p>
              </text:list-item>
              <text:list-item>
                <text:p text:style-name="P23">bolder</text:p>
              </text:list-item>
              <text:list-item>
                <text:p text:style-name="P23">lighter</text:p>
              </text:list-item>
              <text:list-item>
                <text:p text:style-name="P23">Númerico desde el “100” al “900” pero de 100 en 100</text:p>
              </text:list-item>
              <text:list-item>
                <text:p text:style-name="P23">inherit → Heredado del padre</text:p>
              </text:list-item>
            </text:list>
          </table:table-cell>
        </table:table-row>
        <table:table-row>
          <table:table-cell table:style-name="Tabla4.A2" office:value-type="string">
            <text:p text:style-name="P28">font</text:p>
          </table:table-cell>
          <table:table-cell table:style-name="Tabla4.B2" office:value-type="string">
            <text:p text:style-name="P28">Utilizado para agrupar varios estilos de texto equivalente a designar independiente a font-weight, font-size, font family. Respectivamente:</text:p>
            <text:p text:style-name="P28">font: bold 24px “times”, “gotic”, “verdana”</text:p>
          </table:table-cell>
        </table:table-row>
        <table:table-row>
          <table:table-cell table:style-name="Tabla4.A2" office:value-type="string">
            <text:p text:style-name="P19">font-style</text:p>
          </table:table-cell>
          <table:table-cell table:style-name="Tabla4.B2" office:value-type="string">
            <text:p text:style-name="P19">Establece el formato del texto:</text:p>
            <text:list xml:id="list3342208319185484657" text:style-name="L8">
              <text:list-item>
                <text:p text:style-name="P20">normal</text:p>
              </text:list-item>
              <text:list-item>
                <text:p text:style-name="P20">italic → Asigna cursiva</text:p>
              </text:list-item>
              <text:list-item>
                <text:p text:style-name="P20">oblique → Parecido a italic pero estira la fuente y gira poco la letra</text:p>
              </text:list-item>
              <text:list-item>
                <text:p text:style-name="P20">inherit → Heredado</text:p>
              </text:list-item>
            </text:list>
          </table:table-cell>
        </table:table-row>
        <table:table-row>
          <table:table-cell table:style-name="Tabla4.A2" office:value-type="string">
            <text:p text:style-name="P38">text-shadow</text:p>
          </table:table-cell>
          <table:table-cell table:style-name="Tabla4.B2" office:value-type="string">
            <text:p text:style-name="P38">Crea una sombra alrededor del texto. Se definen 4 valores <text:span text:style-name="T3">eje “X” eje “Y” el tamaño del “desenfoque” y el “color”</text:span></text:p>
            <text:p text:style-name="P39">Necesita <text:span text:style-name="T4">prefijos</text:span> “-moz” y “-webkit” para compatibilidad</text:p>
            <text:p text:style-name="P39">text-shadow: 8px 4px 10px black;</text:p>
          </table:table-cell>
        </table:table-row>
        <table:table-row>
          <table:table-cell table:style-name="Tabla4.A2" office:value-type="string">
            <text:p text:style-name="P39">text-stroke</text:p>
          </table:table-cell>
          <table:table-cell table:style-name="Tabla4.B2" office:value-type="string">
            <text:p text:style-name="P39">Añade borde de color al texto. Se define tamaño y luego color:</text:p>
            <text:p text:style-name="P39">Necesita <text:span text:style-name="T4">prefijos</text:span> “-moz” y “-webkit” para compatibilidad</text:p>
            <text:p text:style-name="P39">text-stroke: <text:span text:style-name="T4">2px #A9A1C3;</text:span></text:p>
          </table:table-cell>
        </table:table-row>
        <text:soft-page-break/>
        <table:table-row>
          <table:table-cell table:style-name="Tabla4.A2" office:value-type="string">
            <text:p text:style-name="P26">text-transform</text:p>
          </table:table-cell>
          <table:table-cell table:style-name="Tabla4.B2" office:value-type="string">
            <text:p text:style-name="P26">Transforma el texto para mostrarlo en mayúsculas, minúsculas o mezclado:</text:p>
            <text:list xml:id="list1166059599107893591" text:style-name="L19">
              <text:list-item>
                <text:p text:style-name="P25">lowecase → Todo el texto en minúsculas</text:p>
              </text:list-item>
              <text:list-item>
                <text:p text:style-name="P25">uppercase → Todo el texto en mayúsculas</text:p>
              </text:list-item>
              <text:list-item>
                <text:p text:style-name="P25">capitalize → Primera letra en mayúsculas</text:p>
              </text:list-item>
              <text:list-item>
                <text:p text:style-name="P27">none → Muestra el texto tal y como está escrito</text:p>
              </text:list-item>
            </text:list>
          </table:table-cell>
        </table:table-row>
        <table:table-row>
          <table:table-cell table:style-name="Tabla4.A2" office:value-type="string">
            <text:p text:style-name="P31">text-decoration</text:p>
          </table:table-cell>
          <table:table-cell table:style-name="Tabla4.B2" office:value-type="string">
            <text:p text:style-name="P31">Establece la decoración que se añade al texto de un elemento</text:p>
            <text:list xml:id="list7659669796614130843" text:style-name="L20">
              <text:list-item>
                <text:p text:style-name="P29">underline → Se muestra subrayado</text:p>
              </text:list-item>
              <text:list-item>
                <text:p text:style-name="P29">overline → Como subrayado pero ahora por encima del texto</text:p>
              </text:list-item>
              <text:list-item>
                <text:p text:style-name="P29">line-through → Todas las líneas tachadas</text:p>
              </text:list-item>
              <text:list-item>
                <text:p text:style-name="P29">blink → El texto parpadea apareciendo y desapareciendo</text:p>
              </text:list-item>
              <text:list-item>
                <text:p text:style-name="P29">none → sin decoración</text:p>
              </text:list-item>
            </text:list>
          </table:table-cell>
        </table:table-row>
        <table:table-row>
          <table:table-cell table:style-name="Tabla4.A2" office:value-type="string">
            <text:p text:style-name="P31">text-align</text:p>
          </table:table-cell>
          <table:table-cell table:style-name="Tabla4.B2" office:value-type="string">
            <text:p text:style-name="P31">Establece alineación del contenido de un elemento de bloque, permite alinear</text:p>
            <text:list xml:id="list3965066502840079522" text:style-name="L22">
              <text:list-item>
                <text:p text:style-name="P32">left → Izquierda</text:p>
              </text:list-item>
              <text:list-item>
                <text:p text:style-name="P32">right → Derecha</text:p>
              </text:list-item>
              <text:list-item>
                <text:p text:style-name="P32">center → Centrado</text:p>
              </text:list-item>
              <text:list-item>
                <text:p text:style-name="P32">justify → Texto justificado, espaciando entre palabras para ajustar</text:p>
              </text:list-item>
            </text:list>
          </table:table-cell>
        </table:table-row>
        <table:table-row>
          <table:table-cell table:style-name="Tabla4.A2" office:value-type="string">
            <text:p text:style-name="P33">text-indent</text:p>
          </table:table-cell>
          <table:table-cell table:style-name="Tabla4.B2" office:value-type="string">
            <text:p text:style-name="P33">Establece la tabulación o identación de la primera línea de texto, se expresa en unidades de medidas como pixeles… también en porcentaje</text:p>
          </table:table-cell>
        </table:table-row>
        <table:table-row>
          <table:table-cell table:style-name="Tabla4.A2" office:value-type="string">
            <text:p text:style-name="P24">line-height</text:p>
          </table:table-cell>
          <table:table-cell table:style-name="Tabla4.B2" office:value-type="string">
            <text:p text:style-name="P24">Controlará el espaciado entre líneas</text:p>
          </table:table-cell>
        </table:table-row>
        <table:table-row>
          <table:table-cell table:style-name="Tabla4.A2" office:value-type="string">
            <text:p text:style-name="P31">direction</text:p>
          </table:table-cell>
          <table:table-cell table:style-name="Tabla4.B2" office:value-type="string">
            <text:p text:style-name="P31">Indica la dirección en la que se muestra el texto y otras propiedades</text:p>
            <text:list xml:id="list8198066432727041559" text:style-name="L21">
              <text:list-item>
                <text:p text:style-name="P30">ltr → Muestra el texto escrito de Izquierda a Derecha</text:p>
              </text:list-item>
              <text:list-item>
                <text:p text:style-name="P30">rtl → Muestra el texto escrito de Derecha a Izquierda</text:p>
              </text:list-item>
            </text:list>
          </table:table-cell>
        </table:table-row>
        <table:table-row>
          <table:table-cell table:style-name="Tabla4.A2" office:value-type="string">
            <text:p text:style-name="P33">word-spacing</text:p>
          </table:table-cell>
          <table:table-cell table:style-name="Tabla4.B2" office:value-type="string">
            <text:p text:style-name="P33">Establece la separación entre las palabras del texto. Su valor por defecto es “normal” y se pueden usar unidades de medidas para asignarle separación.</text:p>
          </table:table-cell>
        </table:table-row>
        <table:table-row>
          <table:table-cell table:style-name="Tabla4.A2" office:value-type="string">
            <text:p text:style-name="P33">letter-spacing</text:p>
          </table:table-cell>
          <table:table-cell table:style-name="Tabla4.B2" office:value-type="string">
            <text:p text:style-name="P33">Establece la separación entre las letras del texto. Al igual que “word-sapcing” su valor por defecto es “normal” y se asigna unidades de medida</text:p>
          </table:table-cell>
        </table:table-row>
        <table:table-row>
          <table:table-cell table:style-name="Tabla4.A2" office:value-type="string">
            <text:p text:style-name="P33">vertical-align</text:p>
          </table:table-cell>
          <table:table-cell table:style-name="Tabla4.B2" office:value-type="string">
            <text:p text:style-name="P33">Controla la alineación vertical de los elementos</text:p>
            <text:list xml:id="list1908167663996083296" text:style-name="L23">
              <text:list-item>
                <text:p text:style-name="P34">baseline → Texto junto a la imagen, abajo y a su derecha</text:p>
              </text:list-item>
              <text:list-item>
                <text:p text:style-name="P34">sub → Como baseline pero más separado de la parte inferior</text:p>
              </text:list-item>
              <text:list-item>
                <text:p text:style-name="P34">super → Como baseline pero un poco más bajo el texto</text:p>
              </text:list-item>
              <text:list-item>
                <text:p text:style-name="P34">top → Texto a la derecha de la imagen y en la parte superior</text:p>
              </text:list-item>
              <text:list-item>
                <text:p text:style-name="P34">text-top</text:p>
              </text:list-item>
              <text:list-item>
                <text:p text:style-name="P34">middle → Centrado con la imagen</text:p>
              </text:list-item>
            </text:list>
          </table:table-cell>
        </table:table-row>
        <table:table-row>
          <table:table-cell table:style-name="Tabla4.A2" office:value-type="string">
            <text:p text:style-name="P36">white-space</text:p>
          </table:table-cell>
          <table:table-cell table:style-name="Tabla4.B2" office:value-type="string">
            <text:p text:style-name="P36">Controla los espacios en blanco</text:p>
            <text:list xml:id="list4440123944521276500" text:style-name="L24">
              <text:list-item>
                <text:p text:style-name="P35">normal</text:p>
              </text:list-item>
              <text:list-item>
                <text:p text:style-name="P37">pre → Respetados espacios en blanco y nuevas líneas similar &lt;PRE&gt;</text:p>
              </text:list-item>
              <text:list-item>
                <text:p text:style-name="P37">nowrap → Elimina espacios en blanco para nuevas líneas. Si la línea es muy larga se saldrá del espacio asignado</text:p>
              </text:list-item>
              <text:list-item>
                <text:p text:style-name="P37">pre-wrap → Respeta los espacios en blanco y nuevas líneas pero ajustando al espacio asignado</text:p>
              </text:list-item>
              <text:list-item>
                <text:p text:style-name="P37">pre-line → Elimina espacios en blanco y respeta nuevas líneas pero ajustando al espacio asignado</text:p>
              </text:list-item>
            </text:list>
          </table:table-cell>
        </table:table-row>
        <table:table-row>
          <table:table-cell table:style-name="Tabla4.A2" office:value-type="string">
            <text:p text:style-name="P39"/>
          </table:table-cell>
          <table:table-cell table:style-name="Tabla4.B2" office:value-type="string">
            <text:p text:style-name="P39"/>
          </table:table-cell>
        </table:table-row>
      </table:table>
      <text:p text:style-name="P6"/>
      <text:p text:style-name="P1"/>
      <text:p text:style-name="P1"/>
      <text:p text:style-name="P1"><text:soft-page-break/></text:p>
      <text:p text:style-name="P1"/>
      <table:table table:name="Tabla3" table:style-name="Tabla3">
        <table:table-column table:style-name="Tabla3.A"/>
        <table:table-column table:style-name="Tabla3.B"/>
        <table:table-row>
          <table:table-cell table:style-name="Tabla3.A1" table:number-columns-spanned="2" office:value-type="string">
            <text:p text:style-name="P40">FUENTE PERSONALIZADA</text:p>
          </table:table-cell>
          <table:covered-table-cell/>
        </table:table-row>
        <table:table-row>
          <table:table-cell table:style-name="Tabla3.A2" office:value-type="string">
            <text:p text:style-name="P41">Formatos de fuentes reconocidos por todos los navegadores</text:p>
          </table:table-cell>
          <table:table-cell table:style-name="Tabla3.B2" office:value-type="string">
            <text:list xml:id="list7096312057371553191" text:style-name="L25">
              <text:list-item>
                <text:p text:style-name="P7">eot</text:p>
              </text:list-item>
              <text:list-item>
                <text:p text:style-name="P7">svg</text:p>
              </text:list-item>
              <text:list-item>
                <text:p text:style-name="P7">tff</text:p>
              </text:list-item>
              <text:list-item>
                <text:p text:style-name="P7">otf</text:p>
              </text:list-item>
            </text:list>
          </table:table-cell>
        </table:table-row>
        <table:table-row>
          <table:table-cell table:style-name="Tabla3.A2" office:value-type="string">
            <text:p text:style-name="P41">Conversor de fuentes</text:p>
          </table:table-cell>
          <table:table-cell table:style-name="Tabla3.B2" office:value-type="string">
            <text:p text:style-name="P41"><text:a xlink:type="simple" xlink:href="http://onlinefontconverter.com/" text:style-name="Internet_20_link" text:visited-style-name="Visited_20_Internet_20_Link">http://onlinefontconverter.com/</text:a></text:p>
          </table:table-cell>
        </table:table-row>
        <table:table-row>
          <table:table-cell table:style-name="Tabla3.A2" office:value-type="string">
            <text:p text:style-name="P41">Fuentes libres</text:p>
          </table:table-cell>
          <table:table-cell table:style-name="Tabla3.B2" office:value-type="string">
            <text:p text:style-name="P41"><text:a xlink:type="simple" xlink:href="http://openfontlibrary.org/" text:style-name="Internet_20_link" text:visited-style-name="Visited_20_Internet_20_Link">http://openfontlibrary.org</text:a></text:p>
          </table:table-cell>
        </table:table-row>
        <table:table-row>
          <table:table-cell table:style-name="Tabla3.A2" office:value-type="string">
            <text:p text:style-name="P41">@font-face</text:p>
          </table:table-cell>
          <table:table-cell table:style-name="Tabla3.B2" office:value-type="string">
            <text:p text:style-name="P41">Es la propiedad que nos permite subir fuentes para que sea descargada cuando cargue la página web, es decir, sea visualizada una fuente sin que el cliente o usuario lo instale en su propio equipo siendo transparente el uso de tal fuente.</text:p>
          </table:table-cell>
        </table:table-row>
        <table:table-row>
          <table:table-cell table:style-name="Tabla3.B2" table:number-columns-spanned="2" office:value-type="string">
            <text:p text:style-name="P42">@font-face {</text:p>
            <text:p text:style-name="P42"><text:s text:c="2"/>font-family: “mifuente personalizada”;</text:p>
            <text:p text:style-name="P42"><text:s text:c="2"/>src: url(../fuentes/mifuente.eot;</text:p>
            <text:p text:style-name="P42"><text:s text:c="2"/>src: url(../fuentes/mifuente.svg;</text:p>
            <text:p text:style-name="P42"><text:s text:c="2"/>src: url(../fuentes/mifuente.ttf;</text:p>
            <text:p text:style-name="P43">}</text:p>
          </table:table-cell>
          <table:covered-table-cell/>
        </table:table-row>
        <table:table-row>
          <table:table-cell table:style-name="Tabla3.B2" table:number-columns-spanned="2" office:value-type="string">
            <text:p text:style-name="P43">Se pueden asignar todas las fuentes que sean necesarias, pero no es recomendable incluir demasiadas en una página web mediante “font-family” asignamos el nombre que será el que después llamemos para utilizar esta fuente en nuestra página.</text:p>
            <text:p text:style-name="P43">Cada “src” indica la ruta hacia la fuente.</text:p>
          </table:table-cell>
          <table:covered-table-cell/>
        </table:table-row>
        <table:table-row>
          <table:table-cell table:style-name="Tabla3.A2" office:value-type="string">
            <text:p text:style-name="P41"/>
          </table:table-cell>
          <table:table-cell table:style-name="Tabla3.B2" office:value-type="string">
            <text:p text:style-name="P41"/>
          </table:table-cell>
        </table:table-row>
      </table:table>
      <text:p text:style-name="P1"/>
      <text:p text:style-name="P1"/>
      <text:p text:style-name="P1"/>
      <text:p text:style-name="P1"/>
      <table:table table:name="Tabla5" table:style-name="Tabla5">
        <table:table-column table:style-name="Tabla5.A"/>
        <table:table-column table:style-name="Tabla5.B"/>
        <table:table-row>
          <table:table-cell table:style-name="Tabla5.A1" table:number-columns-spanned="2" office:value-type="string">
            <text:p text:style-name="P45">ESTABLECER COLUMNAS</text:p>
          </table:table-cell>
          <table:covered-table-cell/>
        </table:table-row>
        <table:table-row>
          <table:table-cell table:style-name="Tabla5.A2" table:number-columns-spanned="2" office:value-type="string">
            <text:p text:style-name="P44">Para compatibilidad con navegadores cada propiedad necesita llevar prefijo “-webkit” y “-moz”</text:p>
          </table:table-cell>
          <table:covered-table-cell/>
        </table:table-row>
        <table:table-row>
          <table:table-cell table:style-name="Tabla5.A3" office:value-type="string">
            <text:p text:style-name="P44">column-count</text:p>
          </table:table-cell>
          <table:table-cell table:style-name="Tabla5.A2" office:value-type="string">
            <text:p text:style-name="P44">Define el número de columnas que existirán</text:p>
            <text:p text:style-name="P44">column-count: 2;</text:p>
          </table:table-cell>
        </table:table-row>
        <table:table-row>
          <table:table-cell table:style-name="Tabla5.A3" office:value-type="string">
            <text:p text:style-name="P44">column-gap</text:p>
          </table:table-cell>
          <table:table-cell table:style-name="Tabla5.A2" office:value-type="string">
            <text:p text:style-name="P44">Permite definir las dimensiones de las columnas</text:p>
            <text:p text:style-name="P44">column-gap: 30px;</text:p>
          </table:table-cell>
        </table:table-row>
        <table:table-row>
          <table:table-cell table:style-name="Tabla5.A3" office:value-type="string">
            <text:p text:style-name="P44">column-width</text:p>
          </table:table-cell>
          <table:table-cell table:style-name="Tabla5.A2" office:value-type="string">
            <text:p text:style-name="P44">Permite establecer un ancho determinado para las columnas y dejar al navegador ajustar el ancho</text:p>
            <text:p text:style-name="P44">column-width: 180px;</text:p>
          </table:table-cell>
        </table:table-row>
        <table:table-row>
          <table:table-cell table:style-name="Tabla5.A3" office:value-type="string">
            <text:p text:style-name="P44">column-rule</text:p>
          </table:table-cell>
          <table:table-cell table:style-name="Tabla5.A2" office:value-type="string">
            <text:p text:style-name="P46">Agrega una linea de separación entre columnas donde declaramos a la vez “tamaño” “estilo” y “color” en este orden.</text:p>
            <text:p text:style-name="P46">column-rule: medium double #666666</text:p>
            <text:p text:style-name="P46">/*<text:span text:style-name="T5">Esto sería lo mismo que declarar por separado “column-rule-width” “column-rule-style” y “column-rule-color”</text:span></text:p>
          </table:table-cell>
        </table:table-row>
        <table:table-row>
          <table:table-cell table:style-name="Tabla5.A3" office:value-type="string">
            <text:p text:style-name="P44"/>
          </table:table-cell>
          <table:table-cell table:style-name="Tabla5.A2" office:value-type="string">
            <text:p text:style-name="P44"/>
          </table:table-cell>
        </table:table-row>
      </table:table>
      <text:p text:style-name="P1"/>
      <text:p text:style-name="P4"/>
      <text:p text:style-name="P1"><text:soft-page-break/></text:p>
      <text:p text:style-name="P1"/>
      <text:p text:style-name="P1"/>
      <table:table table:name="Tabla7" table:style-name="Tabla7">
        <table:table-column table:style-name="Tabla7.A"/>
        <table:table-column table:style-name="Tabla7.B"/>
        <table:table-row>
          <table:table-cell table:style-name="Tabla7.A1" table:number-columns-spanned="2" office:value-type="string">
            <text:p text:style-name="P58">TRANSFORMACIONES DE ELEMENTOS</text:p>
            <text:p text:style-name="P58">TRANSFORM</text:p>
          </table:table-cell>
          <table:covered-table-cell/>
        </table:table-row>
        <table:table-row>
          <table:table-cell table:style-name="Tabla7.A2" office:value-type="string">
            <text:p text:style-name="P57">transform:scale()</text:p>
          </table:table-cell>
          <table:table-cell table:style-name="Tabla7.B2" office:value-type="string">
            <text:p text:style-name="P57">Permite hacer transformaciones geométricas en un contenedor del elemento. </text:p>
            <text:p text:style-name="P57">La función “scale” utiliza dos parámetros eje “X” y eje “Y” respectivamente.</text:p>
            <text:p text:style-name="P57">transform:scale(2,1);</text:p>
            <text:p text:style-name="P57"/>
            <text:p text:style-name="P57">El valor “1” mantiene la escala original por lo que el valor “2 será el doble de tamaño.</text:p>
            <text:p text:style-name="P57">Para invertir la imagen usaremos valores negativos “(-1,-1)”</text:p>
            <text:p text:style-name="P57">Hay que usar etiquetas para navegadores “-ms” y “-webkit”</text:p>
          </table:table-cell>
        </table:table-row>
        <table:table-row>
          <table:table-cell table:style-name="Tabla7.A2" office:value-type="string">
            <text:p text:style-name="P57">transform:translate()</text:p>
          </table:table-cell>
          <table:table-cell table:style-name="Tabla7.B2" office:value-type="string">
            <text:p text:style-name="P57">Desplaza la imagen según el eje “X” y eje “Y” respectivamente.</text:p>
            <text:p text:style-name="P57">Con valores negativos desplazamos para el lado contrario. Para desplazar solo sobre un eje le damos al otro eje valor “0”</text:p>
            <text:p text:style-name="P57">-webkit-transform:translate(50px, 0);</text:p>
          </table:table-cell>
        </table:table-row>
        <table:table-row>
          <table:table-cell table:style-name="Tabla7.A2" office:value-type="string">
            <text:p text:style-name="P57">transfomr:skew()</text:p>
          </table:table-cell>
          <table:table-cell table:style-name="Tabla7.B2" office:value-type="string">
            <text:p text:style-name="P57">La propiedad “skew” permite inclinar un elemento y sus valores se indican en grados para el eje “X” y eje “Y” respectivamente.</text:p>
            <text:p text:style-name="P57">Los valores se expresan en grados “deg” y pueden ser negativos</text:p>
            <text:p text:style-name="P57">transfomr:skew(30deg,10deg)</text:p>
          </table:table-cell>
        </table:table-row>
        <table:table-row>
          <table:table-cell table:style-name="Tabla7.A2" office:value-type="string">
            <text:p text:style-name="P57">transform:rotate()</text:p>
          </table:table-cell>
          <table:table-cell table:style-name="Tabla7.B2" office:value-type="string">
            <text:p text:style-name="P59">Permite rotar un elemento desde su centro. Se expresa el valor de rotación en grados “deg”. Necesita etiquetas para navegadores.</text:p>
            <text:p text:style-name="P59">transform: rotate(45deg);</text:p>
          </table:table-cell>
        </table:table-row>
        <table:table-row>
          <table:table-cell table:style-name="Tabla7.A2" office:value-type="string">
            <text:p text:style-name="P60">transform-origin</text:p>
          </table:table-cell>
          <table:table-cell table:style-name="Tabla7.B2" office:value-type="string">
            <text:p text:style-name="P60">Cambia el origen de un elemento, este por defecto se enecuentra en el centro ( se notará al aplicar otras transformaciones ya que el punto sobre el que se aplicarán será el que establezcamos con esta propiedad)</text:p>
            <text:p text:style-name="P60">Hay que tener en cuenta que la esquina superior izquierda sería “0 0”</text:p>
            <text:p text:style-name="P60">También se puede expresar la posición con palabras clave como: “left” “center” “right” “top” “bottom”</text:p>
            <text:p text:style-name="P60">-webkit-transform-origin: top right;</text:p>
          </table:table-cell>
        </table:table-row>
        <table:table-row>
          <table:table-cell table:style-name="Tabla7.A2" office:value-type="string">
            <text:p text:style-name="P60">transform:perspective() rotateX()</text:p>
          </table:table-cell>
          <table:table-cell table:style-name="Tabla7.B2" office:value-type="string">
            <text:p text:style-name="P60">Permite realizar transformaciones en tres dimensiones.</text:p>
            <text:p text:style-name="P60">“perspective” indica la distancia teórica entre el espectador y el objeto “rotateX” indica que rotará sobre el eje “X”</text:p>
            <text:p text:style-name="P60">transform: perspective(1000px) rotateX(60deg);</text:p>
            <text:p text:style-name="P60"/>
            <text:p text:style-name="P60">Se puede utilizar cualquier función 3D en lugar de “rotateX()” o “rotateZ()” </text:p>
            <text:p text:style-name="P60">Todas las transformaciones con la función que sea utiliza el eje “X” o “Z”</text:p>
            <text:p text:style-name="P60">Necesita etiqueta “-webkit” para que funcione en Chromium, no funciona en Opera</text:p>
          </table:table-cell>
        </table:table-row>
        <table:table-row>
          <table:table-cell table:style-name="Tabla7.A2" office:value-type="string">
            <text:p text:style-name="P61">transition</text:p>
          </table:table-cell>
          <table:table-cell table:style-name="Tabla7.B2" office:value-type="string">
            <text:p text:style-name="P61">Declara el tiempo que tarda en aplicarse los efectos, lleva etiqueta para navegadores.</text:p>
            <text:p text:style-name="P61">-webkit-transition:-webkit-transform 1s;</text:p>
          </table:table-cell>
        </table:table-row>
        <table:table-row>
          <table:table-cell table:style-name="Tabla7.A2" office:value-type="string">
            <text:p text:style-name="P61"/>
          </table:table-cell>
          <table:table-cell table:style-name="Tabla7.B2" office:value-type="string">
            <text:p text:style-name="P61"/>
          </table:table-cell>
        </table:table-row>
      </table:table>
      <text:p text:style-name="P1"/>
      <text:p text:style-name="P1"/>
      <text:p text:style-name="P1"/>
      <text:p text:style-name="P1"/>
      <text:p text:style-name="P1"/>
      <table:table table:name="Tabla8" table:style-name="Tabla8">
        <table:table-column table:style-name="Tabla8.A"/>
        <table:table-column table:style-name="Tabla8.B"/>
        <text:soft-page-break/>
        <table:table-row>
          <table:table-cell table:style-name="Tabla8.A1" table:number-columns-spanned="2" office:value-type="string">
            <text:p text:style-name="P63">ANIMACIONES</text:p>
          </table:table-cell>
          <table:covered-table-cell/>
        </table:table-row>
        <table:table-row>
          <table:table-cell table:style-name="Tabla8.A2" table:number-columns-spanned="2" office:value-type="string">
            <text:p text:style-name="P62">Primero hay que establecer los fotogramas clave con “@keyframes” seguido del nombre que le daremos a la animación. Entonces especificamos las características que tendrá esta animación</text:p>
          </table:table-cell>
          <table:covered-table-cell/>
        </table:table-row>
        <table:table-row>
          <table:table-cell table:style-name="Tabla8.A2" table:number-columns-spanned="2" office:value-type="string">
            <text:p text:style-name="P64">@-webkit-keyframes nombreanimación {</text:p>
            <text:p text:style-name="P64"><text:s text:c="2"/>from {</text:p>
            <text:p text:style-name="P64"><text:s text:c="4"/>width: 720px;</text:p>
            <text:p text:style-name="P64"><text:s text:c="4"/>height:700px;</text:p>
            <text:p text:style-name="P64"><text:s text:c="4"/>-webkit-transform: rotate(45deg);</text:p>
            <text:p text:style-name="P64"><text:s text:c="2"/>{</text:p>
            <text:p text:style-name="P64"><text:s text:c="2"/>to {</text:p>
            <text:p text:style-name="P64"><text:s text:c="4"/>width: 264px;</text:p>
            <text:p text:style-name="P64"><text:s text:c="4"/>height: 200px;</text:p>
            <text:p text:style-name="P64"><text:s text:c="4"/>-webkit-transform: rotate(0 deg);</text:p>
            <text:p text:style-name="P64"><text:s text:c="2"/>}</text:p>
            <text:p text:style-name="P64">}</text:p>
          </table:table-cell>
          <table:covered-table-cell/>
        </table:table-row>
        <table:table-row>
          <table:table-cell table:style-name="Tabla8.A2" table:number-columns-spanned="2" office:value-type="string">
            <text:p text:style-name="P66">También podemos introducir más fotogramas clave con porcentajes en vez de usar “from” y “to”</text:p>
          </table:table-cell>
          <table:covered-table-cell/>
        </table:table-row>
        <table:table-row>
          <table:table-cell table:style-name="Tabla8.A2" table:number-columns-spanned="2" office:value-type="string">
            <text:p text:style-name="P65">@-webkit-keyframes nombreanimación {</text:p>
            <text:p text:style-name="P65"><text:s text:c="2"/><text:span text:style-name="T8">0% {</text:span></text:p>
            <text:p text:style-name="P65"><text:s text:c="4"/><text:span text:style-name="T8">width:720px</text:span></text:p>
            <text:p text:style-name="P65"><text:s text:c="2"/><text:span text:style-name="T8">}</text:span></text:p>
            <text:p text:style-name="P65"><text:s text:c="2"/><text:span text:style-name="T8">50% {</text:span></text:p>
            <text:p text:style-name="P65"><text:s text:c="4"/><text:span text:style-name="T8">width: 500px;</text:span></text:p>
            <text:p text:style-name="P65"><text:s text:c="2"/><text:span text:style-name="T8">}</text:span></text:p>
            <text:p text:style-name="P65"><text:s text:c="2"/><text:span text:style-name="T8">100% {</text:span></text:p>
            <text:p text:style-name="P65"><text:s text:c="4"/><text:span text:style-name="T8">width: 900px;</text:span></text:p>
            <text:p text:style-name="P65"><text:s text:c="2"/><text:span text:style-name="T8">}</text:span></text:p>
            <text:p text:style-name="P66">}</text:p>
          </table:table-cell>
          <table:covered-table-cell/>
        </table:table-row>
        <table:table-row>
          <table:table-cell table:style-name="Tabla8.A2" table:number-columns-spanned="2" office:value-type="string">
            <text:p text:style-name="P67">Para llamar a la transición en el elemento CSS correspondiente con el elemento “animation” y dando el tiempo de duración como en el siguiente ejemplo:</text:p>
          </table:table-cell>
          <table:covered-table-cell/>
        </table:table-row>
        <table:table-row>
          <table:table-cell table:style-name="Tabla8.A2" table:number-columns-spanned="2" office:value-type="string">
            <text:p text:style-name="P67">#cajaX {</text:p>
            <text:p text:style-name="Table_20_Contents"><text:s text:c="2"/>-<text:span text:style-name="T9">webkit-animation: nombreanimación 5s;</text:span></text:p>
            <text:p text:style-name="P67">}</text:p>
          </table:table-cell>
          <table:covered-table-cell/>
        </table:table-row>
        <table:table-row>
          <table:table-cell table:style-name="Tabla8.A8" office:value-type="string">
            <text:p text:style-name="Table_20_Contents"/>
          </table:table-cell>
          <table:table-cell table:style-name="Tabla8.A2" office:value-type="string">
            <text:p text:style-name="Table_20_Contents"/>
          </table:table-cell>
        </table:table-row>
      </table:table>
      <text:p text:style-name="P1"/>
      <text:p text:style-name="P1"/>
      <text:p text:style-name="P1"/>
      <text:p text:style-name="P1"/>
      <text:p text:style-name="P1"/>
      <text:p text:style-name="P1"/>
      <text:p text:style-name="P1"/>
      <text:p text:style-name="P1"/>
      <table:table table:name="Tabla9" table:style-name="Tabla9">
        <table:table-column table:style-name="Tabla9.A"/>
        <table:table-column table:style-name="Tabla9.B"/>
        <table:table-row>
          <table:table-cell table:style-name="Tabla9.A1" table:number-columns-spanned="2" office:value-type="string">
            <text:p text:style-name="P68">MODELO DE CAJA FLEXIBLE</text:p>
          </table:table-cell>
          <table:covered-table-cell/>
        </table:table-row>
        <table:table-row>
          <table:table-cell table:style-name="Tabla9.A2" office:value-type="string">
            <text:p text:style-name="P69">display:flex</text:p>
          </table:table-cell>
          <table:table-cell table:style-name="Tabla9.B2" office:value-type="string">
            <text:p text:style-name="P69">Establece estilo autoajustable a la pantalla pero no lo define</text:p>
          </table:table-cell>
        </table:table-row>
        <table:table-row>
          <table:table-cell table:style-name="Tabla9.A2" office:value-type="string">
            <text:p text:style-name="P69">flex-direction</text:p>
          </table:table-cell>
          <table:table-cell table:style-name="Tabla9.B2" office:value-type="string">
            <text:p text:style-name="P69">Define la forma en que será adpatado el elemento, puede llevar estos valores:</text:p>
            <text:list xml:id="list8539882969564504952" text:style-name="L30">
              <text:list-item>
                <text:p text:style-name="P70">row → Disposición en fila, uno junto al otro</text:p>
              </text:list-item>
              <text:list-item>
                <text:p text:style-name="P70">column → Disposición en columna, uno bajo otro</text:p>
              </text:list-item>
            </text:list>
            <text:p text:style-name="P69">flex-direction: row;</text:p>
          </table:table-cell>
        </table:table-row>
        <text:soft-page-break/>
        <table:table-row>
          <table:table-cell table:style-name="Tabla9.A2" office:value-type="string">
            <text:p text:style-name="P71">flex</text:p>
          </table:table-cell>
          <table:table-cell table:style-name="Tabla9.B2" office:value-type="string">
            <text:p text:style-name="P71">Indica el orden de cada elemento, por lo que tendremos que añadir uno para cada tantos haya:</text:p>
            <text:p text:style-name="P71">#bloque_A {</text:p>
            <text:p text:style-name="P71"><text:s text:c="2"/>flex:1;</text:p>
            <text:p text:style-name="P71">}</text:p>
            <text:p text:style-name="P71">#bloque_B {</text:p>
            <text:p text:style-name="P71"><text:s text:c="2"/>flex:1;</text:p>
            <text:p text:style-name="P71">}</text:p>
            <text:p text:style-name="P71">Con esto indicamos el espacio de la pantalla que se dividirá por igual para cada elemento (en este ejemplo anterior dos elementos)</text:p>
            <text:p text:style-name="P71">En la propiedad “flex” definimos cuantas partes de la pantalla tomará cada elemento. Al poner “1” a todos se repartirán a partes iguales.</text:p>
          </table:table-cell>
        </table:table-row>
        <table:table-row>
          <table:table-cell table:style-name="Tabla9.A2" office:value-type="string">
            <text:p text:style-name="Table_20_Contents"/>
          </table:table-cell>
          <table:table-cell table:style-name="Tabla9.B2"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2:43:53.322000000</meta:creation-date>
    <dc:date>2015-12-05T20:45:41.729521102</dc:date>
    <meta:editing-duration>PT2H59M21S</meta:editing-duration>
    <meta:editing-cycles>24</meta:editing-cycles>
    <meta:generator>LibreOffice/5.0.2.2$Linux_X86_64 LibreOffice_project/00m0$Build-2</meta:generator>
    <dc:creator>nerviozzo </dc:creator>
    <meta:document-statistic meta:table-count="9" meta:image-count="0" meta:object-count="0" meta:page-count="9" meta:paragraph-count="341" meta:word-count="2539" meta:character-count="15814" meta:non-whitespace-character-count="13620"/>
  </office:meta>
</office:document-meta>
</file>